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1_dso" table:style-name="ta1">
        <table:shapes>
          <draw:frame draw:z-index="0" draw:style-name="gr1" draw:text-style-name="P1" svg:width="453.51pt" svg:height="255.09pt" svg:x="610.5pt" svg:y="51.82pt">
            <loext:p draw:notify-on-update-of-ranges="rtu1_dso.A1:rtu1_dso.A100 rtu1_dso.I1:rtu1_dso.I100 rtu1_dso.A1:rtu1_dso.A100 rtu1_dso.K1:rtu1_dso.K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.00000788" calcext:value-type="float">
            <text:p>3.000007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45521" calcext:value-type="float">
            <text:p>1.345521</text:p>
          </table:table-cell>
          <table:table-cell/>
          <table:table-cell office:value-type="float" office:value="6.727606" calcext:value-type="float">
            <text:p>6.72760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.00000788" calcext:value-type="float">
            <text:p>6.000007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89668" calcext:value-type="float">
            <text:p>1.389668</text:p>
          </table:table-cell>
          <table:table-cell/>
          <table:table-cell office:value-type="float" office:value="6.948338" calcext:value-type="float">
            <text:p>6.94833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.00000788" calcext:value-type="float">
            <text:p>9.0000078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7721" calcext:value-type="float">
            <text:p>1.527721</text:p>
          </table:table-cell>
          <table:table-cell/>
          <table:table-cell office:value-type="float" office:value="7.638603" calcext:value-type="float">
            <text:p>7.63860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.00000788" calcext:value-type="float">
            <text:p>12.0000078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91553" calcext:value-type="float">
            <text:p>1.691553</text:p>
          </table:table-cell>
          <table:table-cell/>
          <table:table-cell office:value-type="float" office:value="8.457764" calcext:value-type="float">
            <text:p>8.45776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.00000788" calcext:value-type="float">
            <text:p>15.0000078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52468" calcext:value-type="float">
            <text:p>1.552468</text:p>
          </table:table-cell>
          <table:table-cell/>
          <table:table-cell office:value-type="float" office:value="7.76234" calcext:value-type="float">
            <text:p>7.7623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.00000788" calcext:value-type="float">
            <text:p>18.0000078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63115" calcext:value-type="float">
            <text:p>1.363115</text:p>
          </table:table-cell>
          <table:table-cell/>
          <table:table-cell office:value-type="float" office:value="6.815575" calcext:value-type="float">
            <text:p>6.815575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.00000788" calcext:value-type="float">
            <text:p>21.0000078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95954" calcext:value-type="float">
            <text:p>1.295954</text:p>
          </table:table-cell>
          <table:table-cell/>
          <table:table-cell office:value-type="float" office:value="6.479772" calcext:value-type="float">
            <text:p>6.47977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.00000788" calcext:value-type="float">
            <text:p>24.0000078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4687" calcext:value-type="float">
            <text:p>1.404687</text:p>
          </table:table-cell>
          <table:table-cell/>
          <table:table-cell office:value-type="float" office:value="7.023433" calcext:value-type="float">
            <text:p>7.02343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.00000788" calcext:value-type="float">
            <text:p>27.0000078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03824" calcext:value-type="float">
            <text:p>1.503824</text:p>
          </table:table-cell>
          <table:table-cell/>
          <table:table-cell office:value-type="float" office:value="7.519121" calcext:value-type="float">
            <text:p>7.51912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.00000788" calcext:value-type="float">
            <text:p>30.000007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93965" calcext:value-type="float">
            <text:p>1.393965</text:p>
          </table:table-cell>
          <table:table-cell/>
          <table:table-cell office:value-type="float" office:value="6.969824" calcext:value-type="float">
            <text:p>6.96982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.00000788" calcext:value-type="float">
            <text:p>33.0000078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38382" calcext:value-type="float">
            <text:p>1.538382</text:p>
          </table:table-cell>
          <table:table-cell/>
          <table:table-cell office:value-type="float" office:value="7.691911" calcext:value-type="float">
            <text:p>7.69191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.00000788" calcext:value-type="float">
            <text:p>36.000007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7337" calcext:value-type="float">
            <text:p>1.457337</text:p>
          </table:table-cell>
          <table:table-cell/>
          <table:table-cell office:value-type="float" office:value="7.286686" calcext:value-type="float">
            <text:p>7.28668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.00000788" calcext:value-type="float">
            <text:p>39.0000078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01813" calcext:value-type="float">
            <text:p>1.701813</text:p>
          </table:table-cell>
          <table:table-cell/>
          <table:table-cell office:value-type="float" office:value="8.509063" calcext:value-type="float">
            <text:p>8.50906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.00000788" calcext:value-type="float">
            <text:p>42.0000078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44979" calcext:value-type="float">
            <text:p>1.344979</text:p>
          </table:table-cell>
          <table:table-cell/>
          <table:table-cell office:value-type="float" office:value="6.724893" calcext:value-type="float">
            <text:p>6.72489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.00000788" calcext:value-type="float">
            <text:p>45.0000078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6214" calcext:value-type="float">
            <text:p>1.406214</text:p>
          </table:table-cell>
          <table:table-cell/>
          <table:table-cell office:value-type="float" office:value="7.031071" calcext:value-type="float">
            <text:p>7.03107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.00000788" calcext:value-type="float">
            <text:p>48.0000078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3622" calcext:value-type="float">
            <text:p>1.63622</text:p>
          </table:table-cell>
          <table:table-cell/>
          <table:table-cell office:value-type="float" office:value="8.181099" calcext:value-type="float">
            <text:p>8.18109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.00000788" calcext:value-type="float">
            <text:p>51.0000078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2972" calcext:value-type="float">
            <text:p>1.402972</text:p>
          </table:table-cell>
          <table:table-cell/>
          <table:table-cell office:value-type="float" office:value="7.014862" calcext:value-type="float">
            <text:p>7.01486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.00000788" calcext:value-type="float">
            <text:p>54.0000078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67755" calcext:value-type="float">
            <text:p>1.367755</text:p>
          </table:table-cell>
          <table:table-cell/>
          <table:table-cell office:value-type="float" office:value="6.838773" calcext:value-type="float">
            <text:p>6.83877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.00000788" calcext:value-type="float">
            <text:p>57.0000078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82592" calcext:value-type="float">
            <text:p>1.682592</text:p>
          </table:table-cell>
          <table:table-cell/>
          <table:table-cell office:value-type="float" office:value="8.41296" calcext:value-type="float">
            <text:p>8.4129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.00000788" calcext:value-type="float">
            <text:p>60.0000078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982941" calcext:value-type="float">
            <text:p>6.982941</text:p>
          </table:table-cell>
          <table:table-cell/>
          <table:table-cell office:value-type="float" office:value="34.914704" calcext:value-type="float">
            <text:p>34.91470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.00000788" calcext:value-type="float">
            <text:p>63.0000078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4839" calcext:value-type="float">
            <text:p>1.484839</text:p>
          </table:table-cell>
          <table:table-cell/>
          <table:table-cell office:value-type="float" office:value="7.424193" calcext:value-type="float">
            <text:p>7.42419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00000788" calcext:value-type="float">
            <text:p>66.0000078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81462" calcext:value-type="float">
            <text:p>1.281462</text:p>
          </table:table-cell>
          <table:table-cell/>
          <table:table-cell office:value-type="float" office:value="6.407312" calcext:value-type="float">
            <text:p>6.40731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00000788" calcext:value-type="float">
            <text:p>69.0000078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42278" calcext:value-type="float">
            <text:p>1.342278</text:p>
          </table:table-cell>
          <table:table-cell/>
          <table:table-cell office:value-type="float" office:value="6.71139" calcext:value-type="float">
            <text:p>6.7113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00000788" calcext:value-type="float">
            <text:p>72.0000078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3447" calcext:value-type="float">
            <text:p>1.523447</text:p>
          </table:table-cell>
          <table:table-cell/>
          <table:table-cell office:value-type="float" office:value="7.617237" calcext:value-type="float">
            <text:p>7.61723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00000788" calcext:value-type="float">
            <text:p>75.0000078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99461" calcext:value-type="float">
            <text:p>1.299461</text:p>
          </table:table-cell>
          <table:table-cell/>
          <table:table-cell office:value-type="float" office:value="6.497306" calcext:value-type="float">
            <text:p>6.49730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00000788" calcext:value-type="float">
            <text:p>78.0000078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5761" calcext:value-type="float">
            <text:p>1.515761</text:p>
          </table:table-cell>
          <table:table-cell/>
          <table:table-cell office:value-type="float" office:value="7.578807" calcext:value-type="float">
            <text:p>7.57880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00000788" calcext:value-type="float">
            <text:p>81.0000078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22328" calcext:value-type="float">
            <text:p>1.322328</text:p>
          </table:table-cell>
          <table:table-cell/>
          <table:table-cell office:value-type="float" office:value="6.611641" calcext:value-type="float">
            <text:p>6.61164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00000788" calcext:value-type="float">
            <text:p>84.00000788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03493" calcext:value-type="float">
            <text:p>1.303493</text:p>
          </table:table-cell>
          <table:table-cell/>
          <table:table-cell office:value-type="float" office:value="6.517464" calcext:value-type="float">
            <text:p>6.51746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00000788" calcext:value-type="float">
            <text:p>87.0000078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9115" calcext:value-type="float">
            <text:p>1.489115</text:p>
          </table:table-cell>
          <table:table-cell/>
          <table:table-cell office:value-type="float" office:value="7.445574" calcext:value-type="float">
            <text:p>7.44557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00000788" calcext:value-type="float">
            <text:p>90.0000078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7413" calcext:value-type="float">
            <text:p>1.487413</text:p>
          </table:table-cell>
          <table:table-cell/>
          <table:table-cell office:value-type="float" office:value="7.437063" calcext:value-type="float">
            <text:p>7.43706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00000788" calcext:value-type="float">
            <text:p>93.0000078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34065" calcext:value-type="float">
            <text:p>1.434065</text:p>
          </table:table-cell>
          <table:table-cell/>
          <table:table-cell office:value-type="float" office:value="7.170325" calcext:value-type="float">
            <text:p>7.17032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00000788" calcext:value-type="float">
            <text:p>96.0000078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8878" calcext:value-type="float">
            <text:p>1.458878</text:p>
          </table:table-cell>
          <table:table-cell/>
          <table:table-cell office:value-type="float" office:value="7.294392" calcext:value-type="float">
            <text:p>7.29439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00000788" calcext:value-type="float">
            <text:p>99.0000078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49405" calcext:value-type="float">
            <text:p>1.649405</text:p>
          </table:table-cell>
          <table:table-cell/>
          <table:table-cell office:value-type="float" office:value="8.247023" calcext:value-type="float">
            <text:p>8.24702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00000788" calcext:value-type="float">
            <text:p>102.0000078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6002" calcext:value-type="float">
            <text:p>1.546002</text:p>
          </table:table-cell>
          <table:table-cell/>
          <table:table-cell office:value-type="float" office:value="7.730011" calcext:value-type="float">
            <text:p>7.73001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00000788" calcext:value-type="float">
            <text:p>105.0000078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16294" calcext:value-type="float">
            <text:p>1.716294</text:p>
          </table:table-cell>
          <table:table-cell/>
          <table:table-cell office:value-type="float" office:value="8.58147" calcext:value-type="float">
            <text:p>8.5814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00000788" calcext:value-type="float">
            <text:p>108.0000078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2689" calcext:value-type="float">
            <text:p>1.542689</text:p>
          </table:table-cell>
          <table:table-cell/>
          <table:table-cell office:value-type="float" office:value="7.713446" calcext:value-type="float">
            <text:p>7.71344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00000788" calcext:value-type="float">
            <text:p>111.00000788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17634" calcext:value-type="float">
            <text:p>1.617634</text:p>
          </table:table-cell>
          <table:table-cell/>
          <table:table-cell office:value-type="float" office:value="8.088169" calcext:value-type="float">
            <text:p>8.08816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00000788" calcext:value-type="float">
            <text:p>114.0000078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4826" calcext:value-type="float">
            <text:p>1.584826</text:p>
          </table:table-cell>
          <table:table-cell/>
          <table:table-cell office:value-type="float" office:value="7.924131" calcext:value-type="float">
            <text:p>7.92413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00000788" calcext:value-type="float">
            <text:p>117.00000788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57166" calcext:value-type="float">
            <text:p>1.557166</text:p>
          </table:table-cell>
          <table:table-cell/>
          <table:table-cell office:value-type="float" office:value="7.785829" calcext:value-type="float">
            <text:p>7.78582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00000788" calcext:value-type="float">
            <text:p>120.000007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7085" calcext:value-type="float">
            <text:p>1.517085</text:p>
          </table:table-cell>
          <table:table-cell/>
          <table:table-cell office:value-type="float" office:value="7.585426" calcext:value-type="float">
            <text:p>7.58542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0000158" calcext:value-type="float">
            <text:p>123.0000158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1222" calcext:value-type="float">
            <text:p>1.491222</text:p>
          </table:table-cell>
          <table:table-cell/>
          <table:table-cell office:value-type="float" office:value="7.456108" calcext:value-type="float">
            <text:p>7.4561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00000788" calcext:value-type="float">
            <text:p>126.0000078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2105" calcext:value-type="float">
            <text:p>1.42105</text:p>
          </table:table-cell>
          <table:table-cell/>
          <table:table-cell office:value-type="float" office:value="7.105249" calcext:value-type="float">
            <text:p>7.10524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00000788" calcext:value-type="float">
            <text:p>129.0000078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9237" calcext:value-type="float">
            <text:p>1.319237</text:p>
          </table:table-cell>
          <table:table-cell/>
          <table:table-cell office:value-type="float" office:value="6.596186" calcext:value-type="float">
            <text:p>6.59618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00000788" calcext:value-type="float">
            <text:p>132.00000788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40143" calcext:value-type="float">
            <text:p>1.440143</text:p>
          </table:table-cell>
          <table:table-cell/>
          <table:table-cell office:value-type="float" office:value="7.200714" calcext:value-type="float">
            <text:p>7.20071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00000788" calcext:value-type="float">
            <text:p>135.00000788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2982" calcext:value-type="float">
            <text:p>1.582982</text:p>
          </table:table-cell>
          <table:table-cell/>
          <table:table-cell office:value-type="float" office:value="7.914908" calcext:value-type="float">
            <text:p>7.9149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00000788" calcext:value-type="float">
            <text:p>138.0000078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1044" calcext:value-type="float">
            <text:p>1.41044</text:p>
          </table:table-cell>
          <table:table-cell/>
          <table:table-cell office:value-type="float" office:value="7.052202" calcext:value-type="float">
            <text:p>7.05220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00000788" calcext:value-type="float">
            <text:p>141.00000788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1812" calcext:value-type="float">
            <text:p>1.451812</text:p>
          </table:table-cell>
          <table:table-cell/>
          <table:table-cell office:value-type="float" office:value="7.259059" calcext:value-type="float">
            <text:p>7.25905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00000788" calcext:value-type="float">
            <text:p>144.00000788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69747" calcext:value-type="float">
            <text:p>1.469747</text:p>
          </table:table-cell>
          <table:table-cell/>
          <table:table-cell office:value-type="float" office:value="7.348736" calcext:value-type="float">
            <text:p>7.34873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00000788" calcext:value-type="float">
            <text:p>147.0000078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74944" calcext:value-type="float">
            <text:p>1.374944</text:p>
          </table:table-cell>
          <table:table-cell/>
          <table:table-cell office:value-type="float" office:value="6.874722" calcext:value-type="float">
            <text:p>6.87472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00000788" calcext:value-type="float">
            <text:p>150.0000078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14646" calcext:value-type="float">
            <text:p>1.614646</text:p>
          </table:table-cell>
          <table:table-cell/>
          <table:table-cell office:value-type="float" office:value="8.07323" calcext:value-type="float">
            <text:p>8.0732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00000788" calcext:value-type="float">
            <text:p>153.00000788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33064" calcext:value-type="float">
            <text:p>1.633064</text:p>
          </table:table-cell>
          <table:table-cell/>
          <table:table-cell office:value-type="float" office:value="8.16532" calcext:value-type="float">
            <text:p>8.1653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00000788" calcext:value-type="float">
            <text:p>156.0000078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50605" calcext:value-type="float">
            <text:p>1.650605</text:p>
          </table:table-cell>
          <table:table-cell/>
          <table:table-cell office:value-type="float" office:value="8.253027" calcext:value-type="float">
            <text:p>8.25302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00000788" calcext:value-type="float">
            <text:p>159.0000078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06775" calcext:value-type="float">
            <text:p>1.306775</text:p>
          </table:table-cell>
          <table:table-cell/>
          <table:table-cell office:value-type="float" office:value="6.533877" calcext:value-type="float">
            <text:p>6.53387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00000788" calcext:value-type="float">
            <text:p>162.0000078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5911" calcext:value-type="float">
            <text:p>1.485911</text:p>
          </table:table-cell>
          <table:table-cell/>
          <table:table-cell office:value-type="float" office:value="7.429555" calcext:value-type="float">
            <text:p>7.42955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00000788" calcext:value-type="float">
            <text:p>165.0000078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07205" calcext:value-type="float">
            <text:p>1.707205</text:p>
          </table:table-cell>
          <table:table-cell/>
          <table:table-cell office:value-type="float" office:value="8.536026" calcext:value-type="float">
            <text:p>8.53602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00000788" calcext:value-type="float">
            <text:p>168.0000078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6314" calcext:value-type="float">
            <text:p>1.546314</text:p>
          </table:table-cell>
          <table:table-cell/>
          <table:table-cell office:value-type="float" office:value="7.731571" calcext:value-type="float">
            <text:p>7.73157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00000788" calcext:value-type="float">
            <text:p>171.00000788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2451" calcext:value-type="float">
            <text:p>1.402451</text:p>
          </table:table-cell>
          <table:table-cell/>
          <table:table-cell office:value-type="float" office:value="7.012257" calcext:value-type="float">
            <text:p>7.01225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00000788" calcext:value-type="float">
            <text:p>174.0000078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1063" calcext:value-type="float">
            <text:p>1.521063</text:p>
          </table:table-cell>
          <table:table-cell/>
          <table:table-cell office:value-type="float" office:value="7.605314" calcext:value-type="float">
            <text:p>7.60531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.00000788" calcext:value-type="float">
            <text:p>177.00000788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13946" calcext:value-type="float">
            <text:p>1.713946</text:p>
          </table:table-cell>
          <table:table-cell/>
          <table:table-cell office:value-type="float" office:value="8.56973" calcext:value-type="float">
            <text:p>8.5697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.00000788" calcext:value-type="float">
            <text:p>180.0000078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28089" calcext:value-type="float">
            <text:p>1.728089</text:p>
          </table:table-cell>
          <table:table-cell/>
          <table:table-cell office:value-type="float" office:value="8.640444" calcext:value-type="float">
            <text:p>8.64044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.00000788" calcext:value-type="float">
            <text:p>183.0000078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987" calcext:value-type="float">
            <text:p>1.40987</text:p>
          </table:table-cell>
          <table:table-cell/>
          <table:table-cell office:value-type="float" office:value="7.04935" calcext:value-type="float">
            <text:p>7.0493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00000788" calcext:value-type="float">
            <text:p>186.00000788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63316" calcext:value-type="float">
            <text:p>1.363316</text:p>
          </table:table-cell>
          <table:table-cell/>
          <table:table-cell office:value-type="float" office:value="6.816579" calcext:value-type="float">
            <text:p>6.81657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9.00000788" calcext:value-type="float">
            <text:p>189.00000788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4892" calcext:value-type="float">
            <text:p>1.624892</text:p>
          </table:table-cell>
          <table:table-cell/>
          <table:table-cell office:value-type="float" office:value="8.12446" calcext:value-type="float">
            <text:p>8.1244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.00000788" calcext:value-type="float">
            <text:p>192.0000078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69034" calcext:value-type="float">
            <text:p>1.669034</text:p>
          </table:table-cell>
          <table:table-cell/>
          <table:table-cell office:value-type="float" office:value="8.345169" calcext:value-type="float">
            <text:p>8.34516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.00000788" calcext:value-type="float">
            <text:p>195.00000788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30279" calcext:value-type="float">
            <text:p>1.430279</text:p>
          </table:table-cell>
          <table:table-cell/>
          <table:table-cell office:value-type="float" office:value="7.151395" calcext:value-type="float">
            <text:p>7.15139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.00000788" calcext:value-type="float">
            <text:p>198.0000078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07673" calcext:value-type="float">
            <text:p>1.307673</text:p>
          </table:table-cell>
          <table:table-cell/>
          <table:table-cell office:value-type="float" office:value="6.538364" calcext:value-type="float">
            <text:p>6.53836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.00000788" calcext:value-type="float">
            <text:p>201.00000788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9007" calcext:value-type="float">
            <text:p>1.319007</text:p>
          </table:table-cell>
          <table:table-cell/>
          <table:table-cell office:value-type="float" office:value="6.595033" calcext:value-type="float">
            <text:p>6.59503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.00000788" calcext:value-type="float">
            <text:p>204.00000788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15743" calcext:value-type="float">
            <text:p>1.415743</text:p>
          </table:table-cell>
          <table:table-cell/>
          <table:table-cell office:value-type="float" office:value="7.078714" calcext:value-type="float">
            <text:p>7.07871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.00000788" calcext:value-type="float">
            <text:p>207.0000078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81193" calcext:value-type="float">
            <text:p>1.281193</text:p>
          </table:table-cell>
          <table:table-cell/>
          <table:table-cell office:value-type="float" office:value="6.405965" calcext:value-type="float">
            <text:p>6.40596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.00000788" calcext:value-type="float">
            <text:p>210.00000788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5187" calcext:value-type="float">
            <text:p>1.495187</text:p>
          </table:table-cell>
          <table:table-cell/>
          <table:table-cell office:value-type="float" office:value="7.475933" calcext:value-type="float">
            <text:p>7.47593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.00000788" calcext:value-type="float">
            <text:p>213.00000788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6889" calcext:value-type="float">
            <text:p>1.76889</text:p>
          </table:table-cell>
          <table:table-cell/>
          <table:table-cell office:value-type="float" office:value="8.844448" calcext:value-type="float">
            <text:p>8.84444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.00000788" calcext:value-type="float">
            <text:p>216.00000788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86708" calcext:value-type="float">
            <text:p>1.286708</text:p>
          </table:table-cell>
          <table:table-cell/>
          <table:table-cell office:value-type="float" office:value="6.43354" calcext:value-type="float">
            <text:p>6.4335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.00000788" calcext:value-type="float">
            <text:p>219.0000078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6185" calcext:value-type="float">
            <text:p>1.456185</text:p>
          </table:table-cell>
          <table:table-cell/>
          <table:table-cell office:value-type="float" office:value="7.280924" calcext:value-type="float">
            <text:p>7.2809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.00000788" calcext:value-type="float">
            <text:p>222.00000788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2659" calcext:value-type="float">
            <text:p>1.572659</text:p>
          </table:table-cell>
          <table:table-cell/>
          <table:table-cell office:value-type="float" office:value="7.863294" calcext:value-type="float">
            <text:p>7.86329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.00000788" calcext:value-type="float">
            <text:p>225.00000788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65954" calcext:value-type="float">
            <text:p>1.565954</text:p>
          </table:table-cell>
          <table:table-cell/>
          <table:table-cell office:value-type="float" office:value="7.829768" calcext:value-type="float">
            <text:p>7.82976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.00000788" calcext:value-type="float">
            <text:p>228.0000078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1409" calcext:value-type="float">
            <text:p>1.621409</text:p>
          </table:table-cell>
          <table:table-cell/>
          <table:table-cell office:value-type="float" office:value="8.107045" calcext:value-type="float">
            <text:p>8.1070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.00000788" calcext:value-type="float">
            <text:p>231.00000788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68541" calcext:value-type="float">
            <text:p>1.668541</text:p>
          </table:table-cell>
          <table:table-cell/>
          <table:table-cell office:value-type="float" office:value="8.342707" calcext:value-type="float">
            <text:p>8.34270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.00000788" calcext:value-type="float">
            <text:p>234.00000788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72627" calcext:value-type="float">
            <text:p>1.472627</text:p>
          </table:table-cell>
          <table:table-cell/>
          <table:table-cell office:value-type="float" office:value="7.363133" calcext:value-type="float">
            <text:p>7.36313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.00000788" calcext:value-type="float">
            <text:p>237.00000788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5516" calcext:value-type="float">
            <text:p>1.315516</text:p>
          </table:table-cell>
          <table:table-cell/>
          <table:table-cell office:value-type="float" office:value="6.57758" calcext:value-type="float">
            <text:p>6.5775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.00000788" calcext:value-type="float">
            <text:p>240.00000788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414" calcext:value-type="float">
            <text:p>1.58414</text:p>
          </table:table-cell>
          <table:table-cell/>
          <table:table-cell office:value-type="float" office:value="7.920699" calcext:value-type="float">
            <text:p>7.92069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.00000788" calcext:value-type="float">
            <text:p>243.00000788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89072" calcext:value-type="float">
            <text:p>1.389072</text:p>
          </table:table-cell>
          <table:table-cell/>
          <table:table-cell office:value-type="float" office:value="6.945362" calcext:value-type="float">
            <text:p>6.94536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.0000158" calcext:value-type="float">
            <text:p>246.0000158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9879" calcext:value-type="float">
            <text:p>1.519879</text:p>
          </table:table-cell>
          <table:table-cell/>
          <table:table-cell office:value-type="float" office:value="7.599393" calcext:value-type="float">
            <text:p>7.59939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.00000788" calcext:value-type="float">
            <text:p>249.00000788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2405" calcext:value-type="float">
            <text:p>1.522405</text:p>
          </table:table-cell>
          <table:table-cell/>
          <table:table-cell office:value-type="float" office:value="7.612026" calcext:value-type="float">
            <text:p>7.61202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.00000788" calcext:value-type="float">
            <text:p>252.0000078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7491" calcext:value-type="float">
            <text:p>1.407491</text:p>
          </table:table-cell>
          <table:table-cell/>
          <table:table-cell office:value-type="float" office:value="7.037454" calcext:value-type="float">
            <text:p>7.03745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.00000788" calcext:value-type="float">
            <text:p>255.00000788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8063" calcext:value-type="float">
            <text:p>1.518063</text:p>
          </table:table-cell>
          <table:table-cell/>
          <table:table-cell office:value-type="float" office:value="7.590315" calcext:value-type="float">
            <text:p>7.59031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.00000788" calcext:value-type="float">
            <text:p>258.00000788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0824" calcext:value-type="float">
            <text:p>1.310824</text:p>
          </table:table-cell>
          <table:table-cell/>
          <table:table-cell office:value-type="float" office:value="6.554122" calcext:value-type="float">
            <text:p>6.55412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.00000788" calcext:value-type="float">
            <text:p>261.00000788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50028" calcext:value-type="float">
            <text:p>1.250028</text:p>
          </table:table-cell>
          <table:table-cell/>
          <table:table-cell office:value-type="float" office:value="6.250142" calcext:value-type="float">
            <text:p>6.25014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.00000788" calcext:value-type="float">
            <text:p>264.00000788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67021" calcext:value-type="float">
            <text:p>1.467021</text:p>
          </table:table-cell>
          <table:table-cell/>
          <table:table-cell office:value-type="float" office:value="7.335105" calcext:value-type="float">
            <text:p>7.33510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.00000788" calcext:value-type="float">
            <text:p>267.0000078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8788" calcext:value-type="float">
            <text:p>1.628788</text:p>
          </table:table-cell>
          <table:table-cell/>
          <table:table-cell office:value-type="float" office:value="8.143938" calcext:value-type="float">
            <text:p>8.14393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0.00000788" calcext:value-type="float">
            <text:p>270.0000078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6774" calcext:value-type="float">
            <text:p>1.526774</text:p>
          </table:table-cell>
          <table:table-cell/>
          <table:table-cell office:value-type="float" office:value="7.63387" calcext:value-type="float">
            <text:p>7.63387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.00000788" calcext:value-type="float">
            <text:p>273.00000788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9301" calcext:value-type="float">
            <text:p>1.629301</text:p>
          </table:table-cell>
          <table:table-cell/>
          <table:table-cell office:value-type="float" office:value="8.146506" calcext:value-type="float">
            <text:p>8.14650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.00000788" calcext:value-type="float">
            <text:p>276.00000788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06724" calcext:value-type="float">
            <text:p>1.606724</text:p>
          </table:table-cell>
          <table:table-cell/>
          <table:table-cell office:value-type="float" office:value="8.033619" calcext:value-type="float">
            <text:p>8.03361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.00000788" calcext:value-type="float">
            <text:p>279.00000788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399" calcext:value-type="float">
            <text:p>1.62399</text:p>
          </table:table-cell>
          <table:table-cell/>
          <table:table-cell office:value-type="float" office:value="8.119949" calcext:value-type="float">
            <text:p>8.11994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2.00000788" calcext:value-type="float">
            <text:p>282.00000788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53733" calcext:value-type="float">
            <text:p>1.353733</text:p>
          </table:table-cell>
          <table:table-cell/>
          <table:table-cell office:value-type="float" office:value="6.768664" calcext:value-type="float">
            <text:p>6.76866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.00000788" calcext:value-type="float">
            <text:p>285.00000788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32642" calcext:value-type="float">
            <text:p>1.332642</text:p>
          </table:table-cell>
          <table:table-cell/>
          <table:table-cell office:value-type="float" office:value="6.663209" calcext:value-type="float">
            <text:p>6.66320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.00000788" calcext:value-type="float">
            <text:p>288.0000078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74568" calcext:value-type="float">
            <text:p>1.474568</text:p>
          </table:table-cell>
          <table:table-cell/>
          <table:table-cell office:value-type="float" office:value="7.372841" calcext:value-type="float">
            <text:p>7.37284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.00000788" calcext:value-type="float">
            <text:p>291.00000788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9861" calcext:value-type="float">
            <text:p>1.499861</text:p>
          </table:table-cell>
          <table:table-cell/>
          <table:table-cell office:value-type="float" office:value="7.499304" calcext:value-type="float">
            <text:p>7.49930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.00000788" calcext:value-type="float">
            <text:p>294.00000788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87255" calcext:value-type="float">
            <text:p>1.287255</text:p>
          </table:table-cell>
          <table:table-cell/>
          <table:table-cell office:value-type="float" office:value="6.436275" calcext:value-type="float">
            <text:p>6.43627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.00000788" calcext:value-type="float">
            <text:p>297.00000788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19644" calcext:value-type="float">
            <text:p>1.619644</text:p>
          </table:table-cell>
          <table:table-cell/>
          <table:table-cell office:value-type="float" office:value="8.098222" calcext:value-type="float">
            <text:p>8.09822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.00000788" calcext:value-type="float">
            <text:p>300.0000078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50914" calcext:value-type="float">
            <text:p>1.650914</text:p>
          </table:table-cell>
          <table:table-cell/>
          <table:table-cell office:value-type="float" office:value="8.254572" calcext:value-type="float">
            <text:p>8.254572</text:p>
          </table:table-cell>
          <table:table-cell/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7:44:44.556301628</dc:date>
    <meta:editing-duration>PT50S</meta:editing-duration>
    <meta:editing-cycles>1</meta:editing-cycles>
    <meta:document-statistic meta:table-count="1" meta:cell-count="6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14cm" svg:y="0.315cm" chart:style-name="ch2">
          <text:p>RTU1 sum energy generation</text:p>
        </chart:title>
        <chart:legend chart:legend-position="end" svg:x="13.114cm" svg:y="3.925cm" style:legend-expansion="high" chart:style-name="ch3"/>
        <chart:plot-area chart:style-name="ch4" table:cell-range-address="rtu1_dso.A1:rtu1_dso.A100 rtu1_dso.I1:rtu1_dso.I100 rtu1_dso.K1:rtu1_dso.K100" chart:data-source-has-labels="row" svg:x="0.32cm" svg:y="1.286cm" svg:width="12.474cm" svg:height="7.534cm">
          <chartooo:coordinate-region svg:x="0.994cm" svg:y="1.499cm" svg:width="11.481cm" svg:height="6.6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tu1_dso.I1:rtu1_dso.I100" loext:label-string="sum" chart:class="chart:scatter">
            <chart:domain table:cell-range-address="rtu1_dso.A1:rtu1_dso.A100"/>
            <chart:data-point chart:repeated="100"/>
          </chart:series>
          <chart:series chart:style-name="ch8" chart:values-cell-range-address="rtu1_dso.K1:rtu1_dso.K100" loext:label-string="threshold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_dso.A1:rtu1_dso.A100</svg:desc>
                </draw:g>
              </table:table-cell>
              <table:table-cell office:value-type="float" office:value="6.727606">
                <text:p>6.727606</text:p>
                <draw:g>
                  <svg:desc>rtu1_dso.I1:rtu1_dso.I100</svg:desc>
                </draw:g>
              </table:table-cell>
              <table:table-cell office:value-type="float" office:value="23">
                <text:p>23</text:p>
                <draw:g>
                  <svg:desc>rtu1_dso.K1:rtu1_dso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6.948338">
                <text:p>6.9483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7.638603">
                <text:p>7.6386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8.457764">
                <text:p>8.457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7.76234">
                <text:p>7.762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6.815575">
                <text:p>6.8155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6.479772">
                <text:p>6.4797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7.023433">
                <text:p>7.0234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7.519121">
                <text:p>7.5191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6.969824">
                <text:p>6.9698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7.691911">
                <text:p>7.6919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7.286686">
                <text:p>7.2866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8.509063">
                <text:p>8.509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6.724893">
                <text:p>6.7248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7.031071">
                <text:p>7.0310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8.181099">
                <text:p>8.1810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7.014862">
                <text:p>7.0148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6.838773">
                <text:p>6.8387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8.41296">
                <text:p>8.412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34.914704">
                <text:p>34.9147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7.424193">
                <text:p>7.4241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6.407312">
                <text:p>6.4073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6.71139">
                <text:p>6.71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7.617237">
                <text:p>7.6172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6.497306">
                <text:p>6.4973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7.578807">
                <text:p>7.5788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6.611641">
                <text:p>6.6116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6.517464">
                <text:p>6.5174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7.445574">
                <text:p>7.4455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7.437063">
                <text:p>7.437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7.170325">
                <text:p>7.170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7.294392">
                <text:p>7.2943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8.247023">
                <text:p>8.2470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7.730011">
                <text:p>7.7300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8.58147">
                <text:p>8.581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7.713446">
                <text:p>7.7134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8.088169">
                <text:p>8.0881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7.924131">
                <text:p>7.924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7.785829">
                <text:p>7.785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7.585426">
                <text:p>7.5854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7.456108">
                <text:p>7.4561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7.105249">
                <text:p>7.1052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6.596186">
                <text:p>6.5961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7.200714">
                <text:p>7.2007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7.914908">
                <text:p>7.9149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7.052202">
                <text:p>7.0522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7.259059">
                <text:p>7.2590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7.348736">
                <text:p>7.3487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6.874722">
                <text:p>6.8747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8.07323">
                <text:p>8.07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8.16532">
                <text:p>8.165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8.253027">
                <text:p>8.2530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6.533877">
                <text:p>6.5338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7.429555">
                <text:p>7.4295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8.536026">
                <text:p>8.5360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7.731571">
                <text:p>7.7315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7.012257">
                <text:p>7.0122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7.605314">
                <text:p>7.6053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8.56973">
                <text:p>8.56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8.640444">
                <text:p>8.6404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7.04935">
                <text:p>7.04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6.816579">
                <text:p>6.8165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8.12446">
                <text:p>8.124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8.345169">
                <text:p>8.3451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7.151395">
                <text:p>7.1513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6.538364">
                <text:p>6.5383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6.595033">
                <text:p>6.5950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7.078714">
                <text:p>7.0787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6.405965">
                <text:p>6.4059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7.475933">
                <text:p>7.475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8.844448">
                <text:p>8.8444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6.43354">
                <text:p>6.433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7.280924">
                <text:p>7.2809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7.863294">
                <text:p>7.8632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7.829768">
                <text:p>7.8297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8.107045">
                <text:p>8.1070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8.342707">
                <text:p>8.3427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7.363133">
                <text:p>7.3631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6.57758">
                <text:p>6.577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7.920699">
                <text:p>7.9206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6.945362">
                <text:p>6.9453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7.599393">
                <text:p>7.5993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7.612026">
                <text:p>7.6120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7.037454">
                <text:p>7.0374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7.590315">
                <text:p>7.5903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6.554122">
                <text:p>6.554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6.250142">
                <text:p>6.2501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7.335105">
                <text:p>7.335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8.143938">
                <text:p>8.1439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7.63387">
                <text:p>7.633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8.146506">
                <text:p>8.1465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8.033619">
                <text:p>8.0336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8.119949">
                <text:p>8.119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6.768664">
                <text:p>6.7686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6.663209">
                <text:p>6.6632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7.372841">
                <text:p>7.3728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7.499304">
                <text:p>7.499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6.436275">
                <text:p>6.4362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8.098222">
                <text:p>8.098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8.254572">
                <text:p>8.25457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